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6154in" svg:height="4.9697in" svg:x="5.8413in" svg:y="2.1724in">
            <draw:object draw:notify-on-update-of-ranges="Sheet1.H1:Sheet1.H1 Sheet1.H2:Sheet1.H12 Sheet1.I1:Sheet1.I1 Sheet1.I2:Sheet1.I12 Sheet1.F1:Sheet1.F1 Sheet1.F2:Sheet1.F22 Sheet1.E2:Sheet1.E22 Sheet1.D1:Sheet1.D1 Sheet1.D2:Sheet1.D12 Sheet1.C2:Sheet1.C12 Sheet1.B1:Sheet1.B1 Sheet1.B2:Sheet1.B7 Sheet1.A2:Sheet1.A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x, h = 0.2</text:p>
          </table:table-cell>
          <table:table-cell office:value-type="string">
            <text:p>Euler, h = 0.2</text:p>
          </table:table-cell>
          <table:table-cell office:value-type="string">
            <text:p>x, h = 0.1</text:p>
          </table:table-cell>
          <table:table-cell office:value-type="string">
            <text:p>Euler, h = 0.1</text:p>
          </table:table-cell>
          <table:table-cell office:value-type="string">
            <text:p>x, h = 0.05</text:p>
          </table:table-cell>
          <table:table-cell office:value-type="string">
            <text:p>Euler, h = 0.05</text:p>
          </table:table-cell>
          <table:table-cell/>
          <table:table-cell office:value-type="string">
            <text:p>x, h = 0.1</text:p>
          </table:table-cell>
          <table:table-cell office:value-type="string">
            <text:p>Adam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4122">
            <text:p>-0.4122</text:p>
          </table:table-cell>
          <table:table-cell office:value-type="float" office:value="0">
            <text:p>0</text:p>
          </table:table-cell>
          <table:table-cell office:value-type="float" office:value="-0.4122">
            <text:p>-0.4122</text:p>
          </table:table-cell>
          <table:table-cell office:value-type="float" office:value="0">
            <text:p>0</text:p>
          </table:table-cell>
          <table:table-cell office:value-type="float" office:value="-0.4122">
            <text:p>-0.4122</text:p>
          </table:table-cell>
          <table:table-cell/>
          <table:table-cell office:value-type="float" office:value="0">
            <text:p>0</text:p>
          </table:table-cell>
          <table:table-cell office:value-type="float" office:value="-0.4122">
            <text:p>-0.4122</text:p>
          </table:table-cell>
        </table:table-row>
        <table:table-row table:style-name="ro1">
          <table:table-cell table:formula="of:=[.A2]+0.2" office:value-type="float" office:value="0.2">
            <text:p>0.2</text:p>
          </table:table-cell>
          <table:table-cell office:value-type="float" office:value="-0.446182">
            <text:p>-0.446182</text:p>
          </table:table-cell>
          <table:table-cell table:formula="of:=[.C2]+0.1" office:value-type="float" office:value="0.1">
            <text:p>0.1</text:p>
          </table:table-cell>
          <table:table-cell office:value-type="float" office:value="-0.429191">
            <text:p>-0.429191</text:p>
          </table:table-cell>
          <table:table-cell table:formula="of:=[.E2]+0.05" office:value-type="float" office:value="0.05">
            <text:p>0.05</text:p>
          </table:table-cell>
          <table:table-cell office:value-type="float" office:value="-0.420695">
            <text:p>-0.420695</text:p>
          </table:table-cell>
          <table:table-cell/>
          <table:table-cell table:formula="of:=[.H2]+0.1" office:value-type="float" office:value="0.1">
            <text:p>0.1</text:p>
          </table:table-cell>
          <table:table-cell office:value-type="float" office:value="-0.415336">
            <text:p>-0.415336</text:p>
          </table:table-cell>
        </table:table-row>
        <table:table-row table:style-name="ro1">
          <table:table-cell table:formula="of:=[.A3]+0.2" office:value-type="float" office:value="0.4">
            <text:p>0.4</text:p>
          </table:table-cell>
          <table:table-cell office:value-type="float" office:value="-0.376382">
            <text:p>-0.376382</text:p>
          </table:table-cell>
          <table:table-cell table:formula="of:=[.C3]+0.1" office:value-type="float" office:value="0.2">
            <text:p>0.2</text:p>
          </table:table-cell>
          <table:table-cell office:value-type="float" office:value="-0.419394">
            <text:p>-0.419394</text:p>
          </table:table-cell>
          <table:table-cell table:formula="of:=[.E3]+0.05" office:value-type="float" office:value="0.1">
            <text:p>0.1</text:p>
          </table:table-cell>
          <table:table-cell office:value-type="float" office:value="-0.422437">
            <text:p>-0.422437</text:p>
          </table:table-cell>
          <table:table-cell/>
          <table:table-cell table:formula="of:=[.H3]+0.1" office:value-type="float" office:value="0.2">
            <text:p>0.2</text:p>
          </table:table-cell>
          <table:table-cell office:value-type="float" office:value="-0.39004">
            <text:p>-0.39004</text:p>
          </table:table-cell>
        </table:table-row>
        <table:table-row table:style-name="ro1">
          <table:table-cell table:formula="of:=[.A4]+0.2" office:value-type="float" office:value="0.6">
            <text:p>0.6</text:p>
          </table:table-cell>
          <table:table-cell office:value-type="float" office:value="-0.208163">
            <text:p>-0.208163</text:p>
          </table:table-cell>
          <table:table-cell table:formula="of:=[.C4]+0.1" office:value-type="float" office:value="0.3">
            <text:p>0.3</text:p>
          </table:table-cell>
          <table:table-cell office:value-type="float" office:value="-0.382175">
            <text:p>-0.382175</text:p>
          </table:table-cell>
          <table:table-cell table:formula="of:=[.E4]+0.05" office:value-type="float" office:value="0.15">
            <text:p>0.15</text:p>
          </table:table-cell>
          <table:table-cell office:value-type="float" office:value="-0.417251">
            <text:p>-0.417251</text:p>
          </table:table-cell>
          <table:table-cell/>
          <table:table-cell table:formula="of:=[.H4]+0.1" office:value-type="float" office:value="0.3">
            <text:p>0.3</text:p>
          </table:table-cell>
          <table:table-cell office:value-type="float" office:value="-0.336516">
            <text:p>-0.336516</text:p>
          </table:table-cell>
        </table:table-row>
        <table:table-row table:style-name="ro1">
          <table:table-cell table:formula="of:=[.A5]+0.2" office:value-type="float" office:value="0.8">
            <text:p>0.8</text:p>
          </table:table-cell>
          <table:table-cell office:value-type="float" office:value="0.034641">
            <text:p>0.034641</text:p>
          </table:table-cell>
          <table:table-cell table:formula="of:=[.C5]+0.1" office:value-type="float" office:value="0.4">
            <text:p>0.4</text:p>
          </table:table-cell>
          <table:table-cell office:value-type="float" office:value="-0.31834">
            <text:p>-0.31834</text:p>
          </table:table-cell>
          <table:table-cell table:formula="of:=[.E5]+0.05" office:value-type="float" office:value="0.2">
            <text:p>0.2</text:p>
          </table:table-cell>
          <table:table-cell office:value-type="float" office:value="-0.405051">
            <text:p>-0.405051</text:p>
          </table:table-cell>
          <table:table-cell/>
          <table:table-cell table:formula="of:=[.H5]+0.1" office:value-type="float" office:value="0.4">
            <text:p>0.4</text:p>
          </table:table-cell>
          <table:table-cell office:value-type="float" office:value="-0.256798">
            <text:p>-0.256798</text:p>
          </table:table-cell>
        </table:table-row>
        <table:table-row table:style-name="ro1">
          <table:table-cell table:formula="of:=[.A6]+0.2" office:value-type="float" office:value="1">
            <text:p>1</text:p>
          </table:table-cell>
          <table:table-cell office:value-type="float" office:value="0.31245">
            <text:p>0.31245</text:p>
          </table:table-cell>
          <table:table-cell table:formula="of:=[.C6]+0.1" office:value-type="float" office:value="0.5">
            <text:p>0.5</text:p>
          </table:table-cell>
          <table:table-cell office:value-type="float" office:value="-0.230199">
            <text:p>-0.230199</text:p>
          </table:table-cell>
          <table:table-cell table:formula="of:=[.E6]+0.05" office:value-type="float" office:value="0.25">
            <text:p>0.25</text:p>
          </table:table-cell>
          <table:table-cell office:value-type="float" office:value="-0.385851">
            <text:p>-0.385851</text:p>
          </table:table-cell>
          <table:table-cell/>
          <table:table-cell table:formula="of:=[.H6]+0.1" office:value-type="float" office:value="0.5">
            <text:p>0.5</text:p>
          </table:table-cell>
          <table:table-cell office:value-type="float" office:value="-0.154786">
            <text:p>-0.154786</text:p>
          </table:table-cell>
        </table:table-row>
        <table:table-row table:style-name="ro1">
          <table:table-cell table:number-columns-repeated="2"/>
          <table:table-cell table:formula="of:=[.C7]+0.1" office:value-type="float" office:value="0.6">
            <text:p>0.6</text:p>
          </table:table-cell>
          <table:table-cell office:value-type="float" office:value="-0.121498">
            <text:p>-0.121498</text:p>
          </table:table-cell>
          <table:table-cell table:formula="of:=[.E7]+0.05" office:value-type="float" office:value="0.3">
            <text:p>0.3</text:p>
          </table:table-cell>
          <table:table-cell office:value-type="float" office:value="-0.359766">
            <text:p>-0.359766</text:p>
          </table:table-cell>
          <table:table-cell/>
          <table:table-cell table:formula="of:=[.H7]+0.1" office:value-type="float" office:value="0.6">
            <text:p>0.6</text:p>
          </table:table-cell>
          <table:table-cell office:value-type="float" office:value="-0.03573">
            <text:p>-0.03573</text:p>
          </table:table-cell>
        </table:table-row>
        <table:table-row table:style-name="ro1">
          <table:table-cell table:number-columns-repeated="2"/>
          <table:table-cell table:formula="of:=[.C8]+0.1" office:value-type="float" office:value="0.7">
            <text:p>0.7</text:p>
          </table:table-cell>
          <table:table-cell office:value-type="float" office:value="0.002761">
            <text:p>0.002761</text:p>
          </table:table-cell>
          <table:table-cell table:formula="of:=[.E8]+0.05" office:value-type="float" office:value="0.35">
            <text:p>0.35</text:p>
          </table:table-cell>
          <table:table-cell office:value-type="float" office:value="-0.327017">
            <text:p>-0.327017</text:p>
          </table:table-cell>
          <table:table-cell/>
          <table:table-cell table:formula="of:=[.H8]+0.1" office:value-type="float" office:value="0.7">
            <text:p>0.7</text:p>
          </table:table-cell>
          <table:table-cell office:value-type="float" office:value="0.094077">
            <text:p>0.094077</text:p>
          </table:table-cell>
        </table:table-row>
        <table:table-row table:style-name="ro1">
          <table:table-cell table:number-columns-repeated="2"/>
          <table:table-cell table:formula="of:=[.C9]+0.1" office:value-type="float" office:value="0.8">
            <text:p>0.8</text:p>
          </table:table-cell>
          <table:table-cell office:value-type="float" office:value="0.136653">
            <text:p>0.136653</text:p>
          </table:table-cell>
          <table:table-cell table:formula="of:=[.E9]+0.05" office:value-type="float" office:value="0.4">
            <text:p>0.4</text:p>
          </table:table-cell>
          <table:table-cell office:value-type="float" office:value="-0.287932">
            <text:p>-0.287932</text:p>
          </table:table-cell>
          <table:table-cell/>
          <table:table-cell table:formula="of:=[.H9]+0.1" office:value-type="float" office:value="0.8">
            <text:p>0.8</text:p>
          </table:table-cell>
          <table:table-cell office:value-type="float" office:value="0.227983">
            <text:p>0.227983</text:p>
          </table:table-cell>
        </table:table-row>
        <table:table-row table:style-name="ro1">
          <table:table-cell table:number-columns-repeated="2"/>
          <table:table-cell table:formula="of:=[.C10]+0.1" office:value-type="float" office:value="0.9">
            <text:p>0.9</text:p>
          </table:table-cell>
          <table:table-cell office:value-type="float" office:value="0.27381">
            <text:p>0.27381</text:p>
          </table:table-cell>
          <table:table-cell table:formula="of:=[.E10]+0.05" office:value-type="float" office:value="0.45">
            <text:p>0.45</text:p>
          </table:table-cell>
          <table:table-cell office:value-type="float" office:value="-0.242939">
            <text:p>-0.242939</text:p>
          </table:table-cell>
          <table:table-cell/>
          <table:table-cell table:formula="of:=[.H10]+0.1" office:value-type="float" office:value="0.9">
            <text:p>0.9</text:p>
          </table:table-cell>
          <table:table-cell office:value-type="float" office:value="0.359733">
            <text:p>0.359733</text:p>
          </table:table-cell>
        </table:table-row>
        <table:table-row table:style-name="ro1">
          <table:table-cell table:number-columns-repeated="2"/>
          <table:table-cell table:formula="of:=[.C11]+0.1" office:value-type="float" office:value="1">
            <text:p>1</text:p>
          </table:table-cell>
          <table:table-cell office:value-type="float" office:value="0.408026">
            <text:p>0.408026</text:p>
          </table:table-cell>
          <table:table-cell table:formula="of:=[.E11]+0.05" office:value-type="float" office:value="0.5">
            <text:p>0.5</text:p>
          </table:table-cell>
          <table:table-cell office:value-type="float" office:value="-0.192564">
            <text:p>-0.192564</text:p>
          </table:table-cell>
          <table:table-cell/>
          <table:table-cell table:formula="of:=[.H11]+0.1" office:value-type="float" office:value="1">
            <text:p>1</text:p>
          </table:table-cell>
          <table:table-cell office:value-type="float" office:value="0.484033">
            <text:p>0.484033</text:p>
          </table:table-cell>
        </table:table-row>
        <table:table-row table:style-name="ro1">
          <table:table-cell table:number-columns-repeated="4"/>
          <table:table-cell table:formula="of:=[.E12]+0.05" office:value-type="float" office:value="0.55">
            <text:p>0.55</text:p>
          </table:table-cell>
          <table:table-cell office:value-type="float" office:value="-0.137418">
            <text:p>-0.1374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]+0.05" office:value-type="float" office:value="0.6">
            <text:p>0.6</text:p>
          </table:table-cell>
          <table:table-cell office:value-type="float" office:value="-0.078189">
            <text:p>-0.07818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]+0.05" office:value-type="float" office:value="0.65">
            <text:p>0.65</text:p>
          </table:table-cell>
          <table:table-cell office:value-type="float" office:value="-0.015627">
            <text:p>-0.01562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]+0.05" office:value-type="float" office:value="0.7">
            <text:p>0.7</text:p>
          </table:table-cell>
          <table:table-cell office:value-type="float" office:value="0.049475">
            <text:p>0.04947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6]+0.05" office:value-type="float" office:value="0.75">
            <text:p>0.75</text:p>
          </table:table-cell>
          <table:table-cell office:value-type="float" office:value="0.116299">
            <text:p>0.11629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7]+0.05" office:value-type="float" office:value="0.8">
            <text:p>0.8</text:p>
          </table:table-cell>
          <table:table-cell office:value-type="float" office:value="0.184022">
            <text:p>0.18402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8]+0.05" office:value-type="float" office:value="0.85">
            <text:p>0.85</text:p>
          </table:table-cell>
          <table:table-cell office:value-type="float" office:value="0.251841">
            <text:p>0.25184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9]+0.05" office:value-type="float" office:value="0.9">
            <text:p>0.9</text:p>
          </table:table-cell>
          <table:table-cell office:value-type="float" office:value="0.318989">
            <text:p>0.31898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0]+0.05" office:value-type="float" office:value="0.95">
            <text:p>0.95</text:p>
          </table:table-cell>
          <table:table-cell office:value-type="float" office:value="0.384758">
            <text:p>0.38475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1]+0.05" office:value-type="float" office:value="1">
            <text:p>1</text:p>
          </table:table-cell>
          <table:table-cell office:value-type="float" office:value="0.448513">
            <text:p>0.448513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ntry </meta:initial-creator>
    <meta:creation-date>2013-12-17T23:10:20</meta:creation-date>
    <dc:date>2013-12-17T23:20:53</dc:date>
    <dc:creator>ramntry </dc:creator>
    <meta:editing-duration>P0D</meta:editing-duration>
    <meta:editing-cycles>1</meta:editing-cycles>
    <meta:document-statistic meta:table-count="3" meta:cell-count="106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24cm" svg:height="12.624cm" xlink:href=".." xlink:type="simple" chart:class="chart:scatter" chart:style-name="ch1">
        <chart:legend chart:legend-position="end" svg:x="20.805cm" svg:y="5.266cm" style:legend-expansion="high" chart:style-name="ch2"/>
        <chart:plot-area chart:style-name="ch3" table:cell-range-address="Sheet1.H1:Sheet1.I12 Sheet1.F1:Sheet1.F22 Sheet1.D1:Sheet1.D12 Sheet1.B1:Sheet1.B7" chart:data-source-has-labels="row" svg:x="0.938cm" svg:y="1.143cm" svg:width="18.891cm" svg:height="10.809cm">
          <chartooo:coordinate-region svg:x="1.771cm" svg:y="1.342cm" svg:width="17.818cm" svg:height="10.4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12" chart:label-cell-address="Sheet1.I1:Sheet1.I1" chart:class="chart:scatter">
            <chart:domain table:cell-range-address="Sheet1.H2:Sheet1.H12"/>
            <chart:data-point chart:repeated="11"/>
          </chart:series>
          <chart:series chart:style-name="ch7" chart:values-cell-range-address="Sheet1.F2:Sheet1.F22" chart:label-cell-address="Sheet1.F1:Sheet1.F1" chart:class="chart:scatter">
            <chart:domain table:cell-range-address="Sheet1.E2:Sheet1.E22"/>
            <chart:data-point chart:repeated="21"/>
          </chart:series>
          <chart:series chart:style-name="ch8" chart:values-cell-range-address="Sheet1.D2:Sheet1.D12" chart:label-cell-address="Sheet1.D1:Sheet1.D1" chart:class="chart:scatter">
            <chart:domain table:cell-range-address="Sheet1.C2:Sheet1.C12"/>
            <chart:data-point chart:repeated="11"/>
          </chart:series>
          <chart:series chart:style-name="ch9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dams</text:p>
                <draw:g>
                  <svg:desc>Sheet1.I1:Sheet1.I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Euler, h = 0.05</text:p>
                <draw:g>
                  <svg:desc>Sheet1.F1:Sheet1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uler, h = 0.1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uler, h = 0.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2:Sheet1.H12</svg:desc>
                </draw:g>
              </table:table-cell>
              <table:table-cell office:value-type="float" office:value="-0.4122">
                <text:p>-0.4122</text:p>
                <draw:g>
                  <svg:desc>Sheet1.I2:Sheet1.I12</svg:desc>
                </draw:g>
              </table:table-cell>
              <table:table-cell office:value-type="float" office:value="0">
                <text:p>0</text:p>
                <draw:g>
                  <svg:desc>Sheet1.E2:Sheet1.E22</svg:desc>
                </draw:g>
              </table:table-cell>
              <table:table-cell office:value-type="float" office:value="-0.4122">
                <text:p>-0.4122</text:p>
                <draw:g>
                  <svg:desc>Sheet1.F2:Sheet1.F22</svg:desc>
                </draw:g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  <table:table-cell office:value-type="float" office:value="-0.4122">
                <text:p>-0.4122</text:p>
                <draw:g>
                  <svg:desc>Sheet1.D2:Sheet1.D12</svg:desc>
                </draw:g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-0.4122">
                <text:p>-0.4122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0.415336">
                <text:p>-0.415336</text:p>
              </table:table-cell>
              <table:table-cell office:value-type="float" office:value="0.05">
                <text:p>0.05</text:p>
              </table:table-cell>
              <table:table-cell office:value-type="float" office:value="-0.420695">
                <text:p>-0.420695</text:p>
              </table:table-cell>
              <table:table-cell office:value-type="float" office:value="0.1">
                <text:p>0.1</text:p>
              </table:table-cell>
              <table:table-cell office:value-type="float" office:value="-0.429191">
                <text:p>-0.429191</text:p>
              </table:table-cell>
              <table:table-cell office:value-type="float" office:value="0.2">
                <text:p>0.2</text:p>
              </table:table-cell>
              <table:table-cell office:value-type="float" office:value="-0.446182">
                <text:p>-0.446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0.39004">
                <text:p>-0.39004</text:p>
              </table:table-cell>
              <table:table-cell office:value-type="float" office:value="0.1">
                <text:p>0.1</text:p>
              </table:table-cell>
              <table:table-cell office:value-type="float" office:value="-0.422437">
                <text:p>-0.422437</text:p>
              </table:table-cell>
              <table:table-cell office:value-type="float" office:value="0.2">
                <text:p>0.2</text:p>
              </table:table-cell>
              <table:table-cell office:value-type="float" office:value="-0.419394">
                <text:p>-0.419394</text:p>
              </table:table-cell>
              <table:table-cell office:value-type="float" office:value="0.4">
                <text:p>0.4</text:p>
              </table:table-cell>
              <table:table-cell office:value-type="float" office:value="-0.376382">
                <text:p>-0.376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0.336516">
                <text:p>-0.336516</text:p>
              </table:table-cell>
              <table:table-cell office:value-type="float" office:value="0.15">
                <text:p>0.15</text:p>
              </table:table-cell>
              <table:table-cell office:value-type="float" office:value="-0.417251">
                <text:p>-0.417251</text:p>
              </table:table-cell>
              <table:table-cell office:value-type="float" office:value="0.3">
                <text:p>0.3</text:p>
              </table:table-cell>
              <table:table-cell office:value-type="float" office:value="-0.382175">
                <text:p>-0.382175</text:p>
              </table:table-cell>
              <table:table-cell office:value-type="float" office:value="0.6">
                <text:p>0.6</text:p>
              </table:table-cell>
              <table:table-cell office:value-type="float" office:value="-0.208163">
                <text:p>-0.208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0.256798">
                <text:p>-0.256798</text:p>
              </table:table-cell>
              <table:table-cell office:value-type="float" office:value="0.2">
                <text:p>0.2</text:p>
              </table:table-cell>
              <table:table-cell office:value-type="float" office:value="-0.405051">
                <text:p>-0.405051</text:p>
              </table:table-cell>
              <table:table-cell office:value-type="float" office:value="0.4">
                <text:p>0.4</text:p>
              </table:table-cell>
              <table:table-cell office:value-type="float" office:value="-0.31834">
                <text:p>-0.31834</text:p>
              </table:table-cell>
              <table:table-cell office:value-type="float" office:value="0.8">
                <text:p>0.8</text:p>
              </table:table-cell>
              <table:table-cell office:value-type="float" office:value="0.034641">
                <text:p>0.034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.154786">
                <text:p>-0.154786</text:p>
              </table:table-cell>
              <table:table-cell office:value-type="float" office:value="0.25">
                <text:p>0.25</text:p>
              </table:table-cell>
              <table:table-cell office:value-type="float" office:value="-0.385851">
                <text:p>-0.385851</text:p>
              </table:table-cell>
              <table:table-cell office:value-type="float" office:value="0.5">
                <text:p>0.5</text:p>
              </table:table-cell>
              <table:table-cell office:value-type="float" office:value="-0.230199">
                <text:p>-0.230199</text:p>
              </table:table-cell>
              <table:table-cell office:value-type="float" office:value="1">
                <text:p>1</text:p>
              </table:table-cell>
              <table:table-cell office:value-type="float" office:value="0.31245">
                <text:p>0.31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0.03573">
                <text:p>-0.03573</text:p>
              </table:table-cell>
              <table:table-cell office:value-type="float" office:value="0.3">
                <text:p>0.3</text:p>
              </table:table-cell>
              <table:table-cell office:value-type="float" office:value="-0.359766">
                <text:p>-0.359766</text:p>
              </table:table-cell>
              <table:table-cell office:value-type="float" office:value="0.6">
                <text:p>0.6</text:p>
              </table:table-cell>
              <table:table-cell office:value-type="float" office:value="-0.121498">
                <text:p>-0.12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94077">
                <text:p>0.094077</text:p>
              </table:table-cell>
              <table:table-cell office:value-type="float" office:value="0.35">
                <text:p>0.35</text:p>
              </table:table-cell>
              <table:table-cell office:value-type="float" office:value="-0.327017">
                <text:p>-0.327017</text:p>
              </table:table-cell>
              <table:table-cell office:value-type="float" office:value="0.7">
                <text:p>0.7</text:p>
              </table:table-cell>
              <table:table-cell office:value-type="float" office:value="0.002761">
                <text:p>0.00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27983">
                <text:p>0.227983</text:p>
              </table:table-cell>
              <table:table-cell office:value-type="float" office:value="0.4">
                <text:p>0.4</text:p>
              </table:table-cell>
              <table:table-cell office:value-type="float" office:value="-0.287932">
                <text:p>-0.287932</text:p>
              </table:table-cell>
              <table:table-cell office:value-type="float" office:value="0.8">
                <text:p>0.8</text:p>
              </table:table-cell>
              <table:table-cell office:value-type="float" office:value="0.136653">
                <text:p>0.136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359733">
                <text:p>0.359733</text:p>
              </table:table-cell>
              <table:table-cell office:value-type="float" office:value="0.45">
                <text:p>0.45</text:p>
              </table:table-cell>
              <table:table-cell office:value-type="float" office:value="-0.242939">
                <text:p>-0.242939</text:p>
              </table:table-cell>
              <table:table-cell office:value-type="float" office:value="0.9">
                <text:p>0.9</text:p>
              </table:table-cell>
              <table:table-cell office:value-type="float" office:value="0.27381">
                <text:p>0.2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84033">
                <text:p>0.484033</text:p>
              </table:table-cell>
              <table:table-cell office:value-type="float" office:value="0.5">
                <text:p>0.5</text:p>
              </table:table-cell>
              <table:table-cell office:value-type="float" office:value="-0.192564">
                <text:p>-0.192564</text:p>
              </table:table-cell>
              <table:table-cell office:value-type="float" office:value="1">
                <text:p>1</text:p>
              </table:table-cell>
              <table:table-cell office:value-type="float" office:value="0.408026">
                <text:p>0.40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-0.137418">
                <text:p>-0.137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-0.078189">
                <text:p>-0.07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-0.015627">
                <text:p>-0.01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049475">
                <text:p>0.04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116299">
                <text:p>0.11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184022">
                <text:p>0.18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251841">
                <text:p>0.25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318989">
                <text:p>0.31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0.384758">
                <text:p>0.38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448513">
                <text:p>0.44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